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fo:language="ru" fo:country="RU" style:font-size-asian="14pt" style:font-size-complex="14pt"/>
    </style:style>
    <style:style style:name="P2" style:family="paragraph" style:parent-style-name="Standard">
      <style:text-properties fo:font-size="14pt" fo:language="en" fo:country="US" style:font-size-asian="14pt" style:font-size-complex="14pt"/>
    </style:style>
    <style:style style:name="P3" style:family="paragraph" style:parent-style-name="Standard">
      <style:text-properties fo:font-size="14pt" fo:language="ru" fo:country="RU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. Здравствуйте, меня зовут Григорьев Алексей, я с 251 группы. Тема моей курсовой работы «Разработка смарт-контракта». Перед мной стояли цели:</text:p>
      <text:p text:style-name="P1"/>
      <text:p text:style-name="P1">1. ознакомиться с особенностями разработки смарт-контрактов на блокчейн-платформе <text:span text:style-name="T1">Ethereum </text:span>с помощью <text:span text:style-name="T1">Solidity, </text:span>самого популярного языка программирования умных контрактов<text:span text:style-name="T1">. <text:s/></text:span>А также рассмотреть процессы развертывания контракта и взаимодействия с ним.</text:p>
      <text:p text:style-name="P1"/>
      <text:p text:style-name="P2"><text:span text:style-name="T2">2. </text:span>Ethereum – <text:span text:style-name="T2">платформа для создания смарт</text:span>-<text:span text:style-name="T2">контрактов. Её главная особенность — наличие </text:span>Ethereum Virtual Machine (EVM), <text:span text:style-name="T2">распределенной между всеми узлами сети. Она выполняет код умных контрактов. </text:span></text:p>
      <text:p text:style-name="P1">Смарт-контракт прозрачен, для того чтобы пользоваться им, необходимо иметь его полный код.</text:p>
      <text:p text:style-name="P1">Результат работы функций смарт-контракта всегда определен.</text:p>
      <text:p text:style-name="P1">После запуска умного контракта, изменить его не представляется возможным. </text:p>
      <text:p text:style-name="P1">Все это в совокупности гарантирует безопасность, и поэтому смарт-контракты часто используются при работе с деньгами.</text:p>
      <text:p text:style-name="P1"/>
      <text:p text:style-name="P1">3. Для программирования контрактов был выбран язык <text:span text:style-name="T1">Solidity. </text:span>Его основные преимущества — большой набор возможностей и понятный код, напоминающий <text:span text:style-name="T1">Javascript. </text:span>В курсовой работе было создано несколько контрактов, объединенных между собой в один с помощью наследования, функции объявлялись с использованием модификаторов, определяющих область видимости, ограничения и разрешения. Были использованы различные типы данных, в том числе и уникальный для смарт-контрактов «адрес».</text:p>
      <text:p text:style-name="P1"/>
      <text:p text:style-name="P1">4. Для разработки смарт-контракта, а именно: комплиляции кода, тестирования и запуска в блокчейн, взаимодействия с контрактом, - была выбрана среда разработки <text:span text:style-name="T1">Remix. </text:span></text:p>
      <text:p text:style-name="P1"><text:span text:style-name="T1">В</text:span>ыполнение транзакций требует наличия кошелька <text:span text:style-name="T1">Ethereum </text:span>и подтверждение пользователя. Классическим способом это делается с помощью <text:span text:style-name="T1">Javascript </text:span>и модуля <text:span text:style-name="T1">Web3 </text:span>после долгой синхронизации с блокчейном. Но вместо этого можно использовать расширение для браузера <text:span text:style-name="T1">Metamask, </text:span>повышающее наглядность выполнения транзакций, и позволяющее запускать контракт подключившись к другому узлу в сети <text:span text:style-name="T1">Ethereum.</text:span></text:p>
      <text:p text:style-name="P2"/>
      <text:p text:style-name="P1">5. Итоговый смарт<text:span text:style-name="T1">-</text:span>контракт демонстрирует ранее описанные возможности языка <text:span text:style-name="T1">Solidity. </text:span>Также некоторые его элементы моделируют следующий сценарий: </text:p>
      <text:p text:style-name="P1">имеется 9999 виртуальных жетонов, которые через некоторое время будут разделены между всеми внесшими ether <text:span text:style-name="T1">(к</text:span>риптовалюта <text:span text:style-name="T1">Ethereum)</text:span> в смарт-контракт пропорционально его количеству. Соответственно, имеется возможность сделать вклад с помощью функции <text:span text:style-name="T1">'contribute'</text:span>, посмотреть количество получаемых жетонов на данный момент времени, используя <text:span text:style-name="T1">'getContributionTokenAmount'</text:span>, а также узнать общее число внесенного wei в <text:soft-page-break/>контракт, используя <text:span text:style-name="T1">'weiDeposited'</text:span>. </text:p>
      <text:p text:style-name="P1">10 в 18-ой степени <text:span text:style-name="T1">wei </text:span>равно 10 в 9-ой степени <text:span text:style-name="T1">gwei </text:span>равен 1 <text:span text:style-name="T1">ether. </text:span></text:p>
      <text:p text:style-name="P1">Отображение <text:span text:style-name="T1">donatorValues </text:span>позволяет по выбранному адресу узнать количество внесенных <text:span text:style-name="T1">wei </text:span>в контракт.</text:p>
      <text:p text:style-name="P1"/>
      <text:p text:style-name="P1">6. Для каждой транзакции <text:span text:style-name="T1">Ethereum Virtual Machine </text:span>вычисляет трудоемкость. Для оплаты выполнения кода узлам <text:span text:style-name="T1">EVM, </text:span>а также для избежания бесконечных циклов была добавлена единица <text:span text:style-name="T1">gas </text:span>пропорциональная трудоемкости кода. При выполнении транзакции пользователь указывает предел в <text:span text:style-name="T1">gas, </text:span>которые он готов потратить (при этом неиспользованное количество будет возмещено), а также стоимость <text:span text:style-name="T1">1 gas </text:span>в<text:span text:style-name="T1"> wei, </text:span>и чем больше, тем быстрее будет выполнена транзакция.</text:p>
      <text:p text:style-name="P1">Все это наглядно представлено с помощью <text:span text:style-name="T1">Metamask.</text:span></text:p>
      <text:p text:style-name="P2"/>
      <text:p text:style-name="P1">7. Пусть абстрактный первый пользователь внесет 20 <text:span text:style-name="T1">gwei </text:span>в контракт через функцию <text:span text:style-name="T1">contribute, </text:span>тогда текущее состояние контракта выглядит следующим образом. Стоит заметить, что на данный момент он получит 9999 жетонов в случае их раздачи.</text:p>
      <text:p text:style-name="P1"/>
      <text:p text:style-name="P1">8. Пусть второй пользователь внесет немного больше 180 <text:span text:style-name="T1">gwei </text:span>в контракт, то есть больше чем в 9 раз чем предыдущий пользователь<text:span text:style-name="T1">, </text:span>тогда текущее состояние контракта следующее. Можно увидеть, что он получит так же в 9 раз больше жетонов в случае их раздачи. Здесь использована функция <text:span text:style-name="T1">contractInfo, </text:span>показывающей адрес создателя контракта и название факультета КниИТ на английском.</text:p>
      <text:p text:style-name="P1"/>
      <text:p text:style-name="P1">9. В результате курсовой работы был создан прототип смарт-контракта, к которому каждый может получить доступ. Он был разработан используя различные возможности языка <text:span text:style-name="T1">Solidity </text:span>с учетом условий существования умных контрактов и ограничений, накладываемых ими.</text:p>
      <text:p text:style-name="P1"/>
      <text:p text:style-name="P1">10. В будущем можно: модифицировать код для решения конкретной задачи; связать контракт <text:s/>с внешней инфраструктурой, добавив собственный интерфейс.</text:p>
      <text:p text:style-name="P1"/>
      <text:p text:style-name="P1">11. Спасибо.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52M29S</meta:editing-duration>
    <meta:editing-cycles>49</meta:editing-cycles>
    <meta:generator>OpenOffice/4.1.5$Win32 OpenOffice.org_project/415m1$Build-9789</meta:generator>
    <dc:date>2018-05-23T00:12:01.97</dc:date>
    <meta:document-statistic meta:table-count="0" meta:image-count="0" meta:object-count="0" meta:page-count="2" meta:paragraph-count="21" meta:word-count="549" meta:character-count="4233"/>
    <meta:user-defined meta:name="Info 1"/>
    <meta:user-defined meta:name="Info 2"/>
    <meta:user-defined meta:name="Info 3"/>
    <meta:user-defined meta:name="Info 4"/>
  </office:meta>
</office:document-meta>
</file>